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bd9" officeooo:paragraph-rsid="0003a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files were downloaded from the ISMB workshop data on 09 aug 2021</text:p>
      <text:p text:style-name="P1">COVID19_DiseaseMap_june2021 </text:p>
      <text:p text:style-name="P1">wikipathways-20210710-gmt-Homosapie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8:39:22.128604159</meta:creation-date>
    <dc:date>2021-08-09T08:40:42.732424699</dc:date>
    <meta:editing-duration>PT1M21S</meta:editing-duration>
    <meta:editing-cycles>1</meta:editing-cycles>
    <meta:document-statistic meta:table-count="0" meta:image-count="0" meta:object-count="0" meta:page-count="1" meta:paragraph-count="3" meta:word-count="15" meta:character-count="135" meta:non-whitespace-character-count="122"/>
    <meta:generator>LibreOffice/6.4.6.2$Linux_X86_64 LibreOffice_project/40$Build-2</meta:generator>
  </office:meta>
</office:document-meta>
</file>